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3b2" officeooo:paragraph-rsid="001653b2"/>
    </style:style>
    <style:style style:name="P2" style:family="paragraph" style:parent-style-name="Standard">
      <style:text-properties officeooo:rsid="001653b2" officeooo:paragraph-rsid="001653b2"/>
    </style:style>
    <style:style style:name="P3" style:family="paragraph" style:parent-style-name="Standard">
      <style:text-properties officeooo:rsid="00172f75" officeooo:paragraph-rsid="00172f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sailors(sid int primary key,sname varchar(20),rating int,age float);</text:p>
      <text:p text:style-name="P1">Query OK, 0 rows affected (0.26 sec)</text:p>
      <text:p text:style-name="P1"/>
      <text:p text:style-name="P1">mysql&gt; insert into sailors values(22,'Dustin',7,45);</text:p>
      <text:p text:style-name="P1">Query OK, 1 row affected (0.04 sec)</text:p>
      <text:p text:style-name="P1"/>
      <text:p text:style-name="P1">mysql&gt; insert into sailors values(29,'Brustus',1,33);</text:p>
      <text:p text:style-name="P1">Query OK, 1 row affected (0.04 sec)</text:p>
      <text:p text:style-name="P1"/>
      <text:p text:style-name="P1">mysql&gt; insert into sailors values(31,'Lubber',8,55);</text:p>
      <text:p text:style-name="P1">Query OK, 1 row affected (0.03 sec)</text:p>
      <text:p text:style-name="P1"/>
      <text:p text:style-name="P1">mysql&gt; insert into sailors values(32,'Andy',8,25);</text:p>
      <text:p text:style-name="P1">Query OK, 1 row affected (0.03 sec)</text:p>
      <text:p text:style-name="P1"/>
      <text:p text:style-name="P1">mysql&gt; insert into sailors values(58,'Rusty',10,35);</text:p>
      <text:p text:style-name="P1">Query OK, 1 row affected (0.04 sec)</text:p>
      <text:p text:style-name="P1"/>
      <text:p text:style-name="P1">mysql&gt; insert into sailors values(64,'Horatio',7,35);</text:p>
      <text:p text:style-name="P1">Query OK, 1 row affected (0.04 sec)</text:p>
      <text:p text:style-name="P1"/>
      <text:p text:style-name="P1">mysql&gt; insert into sailors values(71,'Zorbia',10,16);</text:p>
      <text:p text:style-name="P1">Query OK, 1 row affected (0.03 sec)</text:p>
      <text:p text:style-name="P1"/>
      <text:p text:style-name="P1">mysql&gt; insert into sailors values(74,'Horatio',9,35);</text:p>
      <text:p text:style-name="P1">Query OK, 1 row affected (0.03 sec)</text:p>
      <text:p text:style-name="P1"/>
      <text:p text:style-name="P1">mysql&gt; insert into sailors values(85,'Art',3,25);</text:p>
      <text:p text:style-name="P1">Query OK, 1 row affected (0.04 sec)</text:p>
      <text:p text:style-name="P1"/>
      <text:p text:style-name="P1">mysql&gt; insert into sailors values(95,'Bob',3,63);</text:p>
      <text:p text:style-name="P1">Query OK, 1 row affected (0.02 sec)</text:p>
      <text:p text:style-name="P1"/>
      <text:p text:style-name="P1">mysql&gt; select * from sailors;</text:p>
      <text:p text:style-name="P1">+-----+---------+--------+------+</text:p>
      <text:p text:style-name="P1">| sid | sname <text:s text:c="2"/>| rating | age <text:s/>|</text:p>
      <text:p text:style-name="P1">+-----+---------+--------+------+</text:p>
      <text:p text:style-name="P1">| <text:s/>22 | Dustin <text:s/>| <text:s text:c="5"/>7 | <text:s text:c="2"/>45 |</text:p>
      <text:p text:style-name="P1">| <text:s/>29 | Brustus | <text:s text:c="5"/>1 | <text:s text:c="2"/>33 |</text:p>
      <text:p text:style-name="P1">| <text:s/>31 | Lubber <text:s/>| <text:s text:c="5"/>8 | <text:s text:c="2"/>55 |</text:p>
      <text:p text:style-name="P1">| <text:s/>32 | Andy <text:s text:c="3"/>| <text:s text:c="5"/>8 | <text:s text:c="2"/>25 |</text:p>
      <text:p text:style-name="P1">| <text:s/>58 | Rusty <text:s text:c="2"/>| <text:s text:c="4"/>10 | <text:s text:c="2"/>35 |</text:p>
      <text:p text:style-name="P1">| <text:s/>64 | Horatio | <text:s text:c="5"/>7 | <text:s text:c="2"/>35 |</text:p>
      <text:p text:style-name="P1">| <text:s/>71 | Zorbia <text:s/>| <text:s text:c="4"/>10 | <text:s text:c="2"/>16 |</text:p>
      <text:p text:style-name="P1">| <text:s/>74 | Horatio | <text:s text:c="5"/>9 | <text:s text:c="2"/>35 |</text:p>
      <text:p text:style-name="P1">| <text:s/>85 | Art <text:s text:c="4"/>| <text:s text:c="5"/>3 | <text:s text:c="2"/>25 |</text:p>
      <text:p text:style-name="P1">| <text:s/>95 | Bob <text:s text:c="4"/>| <text:s text:c="5"/>3 | <text:s text:c="2"/>63 |</text:p>
      <text:p text:style-name="P1">+-----+---------+--------+------+</text:p>
      <text:p text:style-name="P1">10 rows in set (0.02 sec)</text:p>
      <text:p text:style-name="P1"/>
      <text:p text:style-name="P1">mysql&gt; create table boats(bid int primary key,bname varchar(20),color</text:p>
      <text:p text:style-name="P1"><text:s/>varchar(20));</text:p>
      <text:p text:style-name="P1"><text:soft-page-break/>Query OK, 0 rows affected (0.25 sec)</text:p>
      <text:p text:style-name="P1"/>
      <text:p text:style-name="P1">mysql&gt; insert into boats values(101,'Interlake','blue');</text:p>
      <text:p text:style-name="P1">Query OK, 1 row affected (0.03 sec)</text:p>
      <text:p text:style-name="P1"/>
      <text:p text:style-name="P1">mysql&gt; insert into boats values(102,'Interlake','red');</text:p>
      <text:p text:style-name="P1">Query OK, 1 row affected (0.03 sec)</text:p>
      <text:p text:style-name="P1"/>
      <text:p text:style-name="P1">mysql&gt; insert into boats values(103,'Clipper','green');</text:p>
      <text:p text:style-name="P1">Query OK, 1 row affected (0.04 sec)</text:p>
      <text:p text:style-name="P1"/>
      <text:p text:style-name="P1">mysql&gt; insert into boats values(104,'Marine','red');</text:p>
      <text:p text:style-name="P1">Query OK, 1 row affected (0.03 sec)</text:p>
      <text:p text:style-name="P1"/>
      <text:p text:style-name="P1">mysql&gt; select * from boats;</text:p>
      <text:p text:style-name="P1">+-----+-----------+-------+</text:p>
      <text:p text:style-name="P1">| bid | bname <text:s text:c="4"/>| color |</text:p>
      <text:p text:style-name="P1">+-----+-----------+-------+</text:p>
      <text:p text:style-name="P1">| 101 | Interlake | blue <text:s/>|</text:p>
      <text:p text:style-name="P1">| 102 | Interlake | red <text:s text:c="2"/>|</text:p>
      <text:p text:style-name="P1">| 103 | Clipper <text:s text:c="2"/>| green |</text:p>
      <text:p text:style-name="P1">| 104 | Marine <text:s text:c="3"/>| red <text:s text:c="2"/>|</text:p>
      <text:p text:style-name="P1">+-----+-----------+-------+</text:p>
      <text:p text:style-name="P1">4 rows in set (0.00 sec)</text:p>
      <text:p text:style-name="P1"/>
      <text:p text:style-name="P1">mysql&gt; create table reserves(sid int,bid int,day date);</text:p>
      <text:p text:style-name="P1">Query OK, 0 rows affected (0.30 sec)</text:p>
      <text:p text:style-name="P1"/>
      <text:p text:style-name="P1">mysql&gt; alter table reserves add foreign key(sid) references sailors(sid);</text:p>
      <text:p text:style-name="P1">Query OK, 0 rows affected (0.69 sec)</text:p>
      <text:p text:style-name="P1">Records: 0 <text:s/>Duplicates: 0 <text:s/>Warnings: 0</text:p>
      <text:p text:style-name="P1"/>
      <text:p text:style-name="P1">mysql&gt; alter table reserves add foreign key(bid) references boats(bid);</text:p>
      <text:p text:style-name="P1">Query OK, 0 rows affected (0.76 sec)</text:p>
      <text:p text:style-name="P1">Records: 0 <text:s/>Duplicates: 0 <text:s/>Warnings: 0</text:p>
      <text:p text:style-name="P1"/>
      <text:p text:style-name="P1">mysql&gt; insert into reserves values(22,101,'1998-10-10');</text:p>
      <text:p text:style-name="P1">Query OK, 1 row affected (0.08 sec)</text:p>
      <text:p text:style-name="P1"/>
      <text:p text:style-name="P1">mysql&gt; insert into reserves values(22,102,'1998-10-10');</text:p>
      <text:p text:style-name="P1">Query OK, 1 row affected (0.03 sec)</text:p>
      <text:p text:style-name="P1"/>
      <text:p text:style-name="P1">mysql&gt; insert into reserves values(22,103,'1998-08-10');</text:p>
      <text:p text:style-name="P1">Query OK, 1 row affected (0.04 sec)</text:p>
      <text:p text:style-name="P1"/>
      <text:p text:style-name="P1">mysql&gt; insert into reserves values(22,104,'1998-07-10');</text:p>
      <text:p text:style-name="P1">Query OK, 1 row affected (0.04 sec)</text:p>
      <text:p text:style-name="P1"/>
      <text:p text:style-name="P1">mysql&gt; insert into reserves values(31,102,'1998-10-11');</text:p>
      <text:p text:style-name="P1">Query OK, 1 row affected (0.04 sec)</text:p>
      <text:p text:style-name="P1"/>
      <text:p text:style-name="P1">mysql&gt; insert into reserves values(31,103,'1998-06-11');</text:p>
      <text:p text:style-name="P1"><text:soft-page-break/>Query OK, 1 row affected (0.04 sec)</text:p>
      <text:p text:style-name="P1"/>
      <text:p text:style-name="P1">mysql&gt; insert into reserves values(31,104,'1998-12-11');</text:p>
      <text:p text:style-name="P1">Query OK, 1 row affected (0.04 sec)</text:p>
      <text:p text:style-name="P1"/>
      <text:p text:style-name="P1">mysql&gt; insert into reserves values(64,101,'1998-05-09');</text:p>
      <text:p text:style-name="P1">Query OK, 1 row affected (0.04 sec)</text:p>
      <text:p text:style-name="P1"/>
      <text:p text:style-name="P1">mysql&gt; insert into reserves values(64,102,'1998-08-09');</text:p>
      <text:p text:style-name="P1">Query OK, 1 row affected (0.04 sec)</text:p>
      <text:p text:style-name="P1"/>
      <text:p text:style-name="P1">mysql&gt; insert into reserves values(74,103,'1998-08-09');</text:p>
      <text:p text:style-name="P1">Query OK, 1 row affected (0.04 sec)</text:p>
      <text:p text:style-name="P1"/>
      <text:p text:style-name="P1">mysql&gt; select * from reserves;</text:p>
      <text:p text:style-name="P1">+------+------+------------+</text:p>
      <text:p text:style-name="P1">| sid <text:s/>| bid <text:s/>| day <text:s text:c="7"/>|</text:p>
      <text:p text:style-name="P1">+------+------+------------+</text:p>
      <text:p text:style-name="P1">| <text:s text:c="2"/>22 | <text:s/>101 | 1998-10-10 |</text:p>
      <text:p text:style-name="P1">| <text:s text:c="2"/>22 | <text:s/>102 | 1998-10-10 |</text:p>
      <text:p text:style-name="P1">| <text:s text:c="2"/>22 | <text:s/>103 | 1998-08-10 |</text:p>
      <text:p text:style-name="P1">| <text:s text:c="2"/>22 | <text:s/>104 | 1998-07-10 |</text:p>
      <text:p text:style-name="P1">| <text:s text:c="2"/>31 | <text:s/>102 | 1998-10-11 |</text:p>
      <text:p text:style-name="P1">| <text:s text:c="2"/>31 | <text:s/>103 | 1998-06-11 |</text:p>
      <text:p text:style-name="P1">| <text:s text:c="2"/>31 | <text:s/>104 | 1998-12-11 |</text:p>
      <text:p text:style-name="P1">| <text:s text:c="2"/>64 | <text:s/>101 | 1998-05-09 |</text:p>
      <text:p text:style-name="P1">| <text:s text:c="2"/>64 | <text:s/>102 | 1998-08-09 |</text:p>
      <text:p text:style-name="P1">| <text:s text:c="2"/>74 | <text:s/>103 | 1998-08-09 |</text:p>
      <text:p text:style-name="P1">+------+------+------------+</text:p>
      <text:p text:style-name="P1">10 rows in set (0.00 sec)</text:p>
      <text:p text:style-name="P1"/>
      <text:p text:style-name="P1">mysql&gt; select count(distinct color) from boats;</text:p>
      <text:p text:style-name="P1">+-----------------------+</text:p>
      <text:p text:style-name="P1">| count(distinct color) |</text:p>
      <text:p text:style-name="P1">+-----------------------+</text:p>
      <text:p text:style-name="P1">| <text:s text:c="20"/>3 |</text:p>
      <text:p text:style-name="P1">+-----------------------+</text:p>
      <text:p text:style-name="P1">1 row in set (0.00 sec)</text:p>
      <text:p text:style-name="P1"/>
      <text:p text:style-name="P1">mysql&gt; select * from sailors where sid in(select sid from reserves where bid=101);</text:p>
      <text:p text:style-name="P1">+-----+---------+--------+------+</text:p>
      <text:p text:style-name="P1">| sid | sname <text:s text:c="2"/>| rating | age <text:s/>|</text:p>
      <text:p text:style-name="P1">+-----+---------+--------+------+</text:p>
      <text:p text:style-name="P1">| <text:s/>22 | Dustin <text:s/>| <text:s text:c="5"/>7 | <text:s text:c="2"/>45 |</text:p>
      <text:p text:style-name="P1">| <text:s/>64 | Horatio | <text:s text:c="5"/>7 | <text:s text:c="2"/>35 |</text:p>
      <text:p text:style-name="P1">+-----+---------+--------+------+</text:p>
      <text:p text:style-name="P1">2 rows in set (0.03 sec)</text:p>
      <text:p text:style-name="P1"/>
      <text:p text:style-name="P1">mysql&gt; select sname from sailors S,reserves R where S.sid=R.sid;</text:p>
      <text:p text:style-name="P1">+---------+</text:p>
      <text:p text:style-name="P1">| sname <text:s text:c="2"/>|</text:p>
      <text:p text:style-name="P1">+---------+</text:p>
      <text:p text:style-name="P1"><text:soft-page-break/>| Dustin <text:s/>|</text:p>
      <text:p text:style-name="P1">| Dustin <text:s/>|</text:p>
      <text:p text:style-name="P1">| Dustin <text:s/>|</text:p>
      <text:p text:style-name="P1">| Dustin <text:s/>|</text:p>
      <text:p text:style-name="P1">| Lubber <text:s/>|</text:p>
      <text:p text:style-name="P1">| Lubber <text:s/>|</text:p>
      <text:p text:style-name="P1">| Lubber <text:s/>|</text:p>
      <text:p text:style-name="P1">| Horatio |</text:p>
      <text:p text:style-name="P1">| Horatio |</text:p>
      <text:p text:style-name="P1">| Horatio |</text:p>
      <text:p text:style-name="P1">+---------+</text:p>
      <text:p text:style-name="P1">10 rows in set (0.00 sec)</text:p>
      <text:p text:style-name="P1"/>
      <text:p text:style-name="P1">mysql&gt; select sname,age from sailors where sid in(Select sid from reserves,boats where reserves.bid=boats.bid and color="red")order by age;</text:p>
      <text:p text:style-name="P1">+---------+------+</text:p>
      <text:p text:style-name="P1">| sname <text:s text:c="2"/>| age <text:s/>|</text:p>
      <text:p text:style-name="P1">+---------+------+</text:p>
      <text:p text:style-name="P1">| Horatio | <text:s text:c="2"/>35 |</text:p>
      <text:p text:style-name="P1">| Dustin <text:s/>| <text:s text:c="2"/>45 |</text:p>
      <text:p text:style-name="P1">| Lubber <text:s/>| <text:s text:c="2"/>55 |</text:p>
      <text:p text:style-name="P1">+---------+------+</text:p>
      <text:p text:style-name="P1">3 rows in set (0.00 sec)</text:p>
      <text:p text:style-name="P1"/>
      <text:p text:style-name="P1">mysql&gt; select b.bname,s.sname from boats b inner join reserves r on b.bid=r.sid inner join sailors s on s.sid=r.sid;</text:p>
      <text:p text:style-name="P1">Empty set (0.00 sec)</text:p>
      <text:p text:style-name="P1"/>
      <text:p text:style-name="P1">mysql&gt; SELECT DISTINCT S.sid, S.sname FROM sailors S, reserves R1, reserves R2 WHERE S.sid = R1.sid AND S.sid = R2.sid AND R1.day = R2.day AND R1.bid &lt;&gt; R2.bid;</text:p>
      <text:p text:style-name="P1">+-----+--------+</text:p>
      <text:p text:style-name="P1">| sid | sname <text:s/>|</text:p>
      <text:p text:style-name="P1">+-----+--------+</text:p>
      <text:p text:style-name="P1">| <text:s/>22 | Dustin |</text:p>
      <text:p text:style-name="P1">+-----+--------+</text:p>
      <text:p text:style-name="P1">1 row in set (0.01 sec)</text:p>
      <text:p text:style-name="P1"/>
      <text:p text:style-name="P1">mysql&gt; <text:s/>SELECT R.sid FROM boats B, reserves R WHERE R.bid = B.bid AND B.color = 'red' UNION SELECT R2.sid FROM boats B2, reserves R2 WHERE R2.bid = B2.bid AND B2.color = 'green';</text:p>
      <text:p text:style-name="P1">+------+</text:p>
      <text:p text:style-name="P1">| sid <text:s/>|</text:p>
      <text:p text:style-name="P1">+------+</text:p>
      <text:p text:style-name="P1">| <text:s text:c="2"/>22 |</text:p>
      <text:p text:style-name="P1">| <text:s text:c="2"/>31 |</text:p>
      <text:p text:style-name="P1">| <text:s text:c="2"/>64 |</text:p>
      <text:p text:style-name="P1">| <text:s text:c="2"/>74 |</text:p>
      <text:p text:style-name="P1">+------+</text:p>
      <text:p text:style-name="P1">4 rows in set (0.00 sec)</text:p>
      <text:p text:style-name="P1"/>
      <text:p text:style-name="P1"/>
      <text:p text:style-name="P3"><text:soft-page-break/>mysql&gt; select s.sname from sailors s where not exists(select b.bid from boats b where not exists(select r.bid from reserves r where r.bid=b.bid and r.sid=s.sid));</text:p>
      <text:p text:style-name="P3">+--------+</text:p>
      <text:p text:style-name="P3">| sname <text:s/>|</text:p>
      <text:p text:style-name="P3">+--------+</text:p>
      <text:p text:style-name="P3">| Dustin |</text:p>
      <text:p text:style-name="P3">+--------+</text:p>
      <text:p text:style-name="P3">1 row in set (0.01 sec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5T12:03:34.343776611</meta:creation-date>
    <dc:date>2024-03-19T14:01:54.891001021</dc:date>
    <meta:editing-duration>PT26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69" meta:word-count="1030" meta:character-count="5921" meta:non-whitespace-character-count="4898"/>
  </office:meta>
</office:document-meta>
</file>